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570" officeooo:paragraph-rsid="000fd5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27:15.790239551</meta:creation-date>
    <dc:date>2020-01-24T15:28:50.710283133</dc:date>
    <meta:editing-duration>PT1M35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